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3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Test Export 1(TST_EXPORTFAM1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Nombre</text:p>
          </table:table-cell>
          <table:table-cell office:value-type="string">
            <text:p>Relation</text:p>
          </table:table-cell>
          <table:table-cell office:value-type="string">
            <text:p>Relation multiple</text:p>
          </table:table-cell>
          <table:table-cell office:value-type="string">
            <text:p>Date</text:p>
          </table:table-cell>
          <table:table-cell office:value-type="string">
            <text:p>Texte colonne</text:p>
          </table:table-cell>
          <table:table-cell office:value-type="string">
            <text:p>Date colonne</text:p>
          </table:table-cell>
          <table:table-cell office:value-type="string">
            <text:p>Relation simple tableau</text:p>
          </table:table-cell>
          <table:table-cell office:value-type="string">
            <text:p>Relation multiple tableau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TST_EXPORTFAM1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number</text:p>
          </table:table-cell>
          <table:table-cell table:style-name="ce2" office:value-type="string">
            <text:p>tst_relone</text:p>
          </table:table-cell>
          <table:table-cell table:style-name="ce2" office:value-type="string">
            <text:p>tst_relmul</text:p>
          </table:table-cell>
          <table:table-cell table:style-name="ce2" office:value-type="string">
            <text:p>tst_date</text:p>
          </table:table-cell>
          <table:table-cell table:style-name="ce2" office:value-type="string">
            <text:p>tst_coltext</text:p>
          </table:table-cell>
          <table:table-cell table:style-name="ce2" office:value-type="string">
            <text:p>tst_coldate</text:p>
          </table:table-cell>
          <table:table-cell table:style-name="ce2" office:value-type="string">
            <text:p>tst_colrelone</text:p>
          </table:table-cell>
          <table:table-cell table:style-name="ce2" office:value-type="string">
            <text:p>tst_colrelmul</text:p>
          </table:table-cell>
          <table:table-cell table:style-name="ce2" table:number-columns-repeated="24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table:style-name="ce3" office:value-type="string">
            <text:p>TST_OUTREL3</text:p>
          </table:table-cell>
          <table:table-cell office:value-type="string">
            <text:p>-</text:p>
          </table:table-cell>
          <table:table-cell office:value-type="string">
            <text:p>Test sans relation n°3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OUTREL2</text:p>
          </table:table-cell>
          <table:table-cell office:value-type="string">
            <text:p>-</text:p>
          </table:table-cell>
          <table:table-cell office:value-type="string">
            <text:p>Test sans relation n°2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OUTREL1</text:p>
          </table:table-cell>
          <table:table-cell office:value-type="string">
            <text:p>-</text:p>
          </table:table-cell>
          <table:table-cell office:value-type="string">
            <text:p>Test sans relation n°1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4</text:p>
          </table:table-cell>
          <table:table-cell office:value-type="string">
            <text:p>-</text:p>
          </table:table-cell>
          <table:table-cell office:value-type="string">
            <text:p>Test <text:s/>relation n°4</text:p>
          </table:table-cell>
          <table:table-cell table:number-columns-repeated="4"/>
          <table:table-cell office:value-type="string">
            <text:p>Un\nDeux\nTrois</text:p>
          </table:table-cell>
          <table:table-cell table:number-columns-repeated="2" office:value-type="string">
            <text:p>\n\n</text:p>
          </table:table-cell>
          <table:table-cell office:value-type="string">
            <text:p>TST_OUTREL1\nTST_OUTREL1&lt;BR&gt;TST_OUTREL3\nTST_OUTREL1&lt;BR&gt;TST_OUTREL2&lt;BR&gt;TST_OUTREL3</text:p>
          </table:table-cell>
          <table:table-cell table:number-columns-repeated="24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2</text:p>
          </table:table-cell>
          <table:table-cell office:value-type="string">
            <text:p>-</text:p>
          </table:table-cell>
          <table:table-cell office:value-type="string">
            <text:p>Test <text:s/>relation n°2</text:p>
          </table:table-cell>
          <table:table-cell table:number-columns-repeated="2"/>
          <table:table-cell office:value-type="string">
            <text:p>TST_OUTREL1\nTST_OUTREL2\nTST_OUTREL3</text:p>
          </table:table-cell>
          <table:table-cell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3</text:p>
          </table:table-cell>
          <table:table-cell office:value-type="string">
            <text:p>-</text:p>
          </table:table-cell>
          <table:table-cell office:value-type="string">
            <text:p>Test <text:s/>relation n°3</text:p>
          </table:table-cell>
          <table:table-cell table:number-columns-repeated="4"/>
          <table:table-cell table:number-columns-repeated="2" office:value-type="string">
            <text:p>\n\n</text:p>
          </table:table-cell>
          <table:table-cell office:value-type="string">
            <text:p>TST_OUTREL1\nTST_OUTREL2\nTST_OUTREL3</text:p>
          </table:table-cell>
          <table:table-cell office:value-type="string">
            <text:p>\n\n</text:p>
          </table:table-cell>
          <table:table-cell table:number-columns-repeated="24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REL1</text:p>
          </table:table-cell>
          <table:table-cell office:value-type="string">
            <text:p>-</text:p>
          </table:table-cell>
          <table:table-cell office:value-type="string">
            <text:p>Test <text:s/>relation n°1</text:p>
          </table:table-cell>
          <table:table-cell/>
          <table:table-cell office:value-type="string">
            <text:p>TST_OUTREL1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NUM1</text:p>
          </table:table-cell>
          <table:table-cell office:value-type="string">
            <text:p>-</text:p>
          </table:table-cell>
          <table:table-cell office:value-type="string">
            <text:p>Test nombre n°1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NUM0</text:p>
          </table:table-cell>
          <table:table-cell office:value-type="string">
            <text:p>-</text:p>
          </table:table-cell>
          <table:table-cell office:value-type="string">
            <text:p>Test nombre n°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EXPORTFAM1</text:p>
          </table:table-cell>
          <table:table-cell office:value-type="string">
            <text:p>TST_DATE1</text:p>
          </table:table-cell>
          <table:table-cell office:value-type="string">
            <text:p>-</text:p>
          </table:table-cell>
          <table:table-cell office:value-type="string">
            <text:p>Test nombre n°0</text:p>
          </table:table-cell>
          <table:table-cell table:number-columns-repeated="3"/>
          <table:table-cell table:style-name="ce4" office:value-type="date" office:date-value="2012-02-20">
            <text:p>20/02/12</text:p>
          </table:table-cell>
          <table:table-cell table:number-columns-repeated="247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17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2-07T17:51:49</dc:date>
    <dc:creator>Eric Brison</dc:creator>
    <meta:editing-duration>PT29M32S</meta:editing-duration>
    <meta:editing-cycles>7</meta:editing-cycles>
    <meta:document-statistic meta:table-count="1" meta:cell-count="87" meta:object-count="0"/>
  </office:meta>
</office:document-meta>
</file>